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5.1cm" svg:y="0.073cm">
            <draw:object draw:notify-on-update-of-ranges="Sheet1.A2:Sheet1.A31 Sheet1.B32:Sheet1.B32 Sheet1.B2:Sheet1.B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oops</text:p>
          </table:table-cell>
          <table:table-cell office:value-type="string">
            <text:p>Times MicroSecond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98">
            <text:p>2798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9145">
            <text:p>914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6433">
            <text:p>16433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20014">
            <text:p>20014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26271">
            <text:p>26271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30532">
            <text:p>30532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36998">
            <text:p>36998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2988">
            <text:p>42988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53049">
            <text:p>53049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55310">
            <text:p>55310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63234">
            <text:p>6323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77605">
            <text:p>77605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float" office:value="82534">
            <text:p>82534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94299">
            <text:p>94299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float" office:value="94074">
            <text:p>94074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float" office:value="117792">
            <text:p>117792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float" office:value="126021">
            <text:p>126021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float" office:value="147274">
            <text:p>147274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float" office:value="178707">
            <text:p>178707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office:value-type="float" office:value="175519">
            <text:p>175519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float" office:value="182449">
            <text:p>182449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205811">
            <text:p>205811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float" office:value="220710">
            <text:p>220710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office:value-type="float" office:value="228615">
            <text:p>228615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office:value-type="float" office:value="251359">
            <text:p>251359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254741">
            <text:p>254741</text:p>
          </table:table-cell>
        </table:table-row>
        <table:table-row table:style-name="ro1">
          <table:table-cell office:value-type="float" office:value="4699">
            <text:p>4699</text:p>
          </table:table-cell>
          <table:table-cell office:value-type="float" office:value="362886">
            <text:p>362886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office:value-type="float" office:value="285267">
            <text:p>285267</text:p>
          </table:table-cell>
        </table:table-row>
        <table:table-row table:style-name="ro1">
          <table:table-cell office:value-type="float" office:value="5059">
            <text:p>5059</text:p>
          </table:table-cell>
          <table:table-cell office:value-type="float" office:value="322877">
            <text:p>322877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office:value-type="float" office:value="322396">
            <text:p>322396</text:p>
          </table:table-cell>
        </table:table-row>
        <table:table-row table:style-name="ro1">
          <table:table-cell/>
          <table:table-cell office:value-type="string">
            <text:p>Inputs to Domin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6T22:03:38</dc:date>
    <dc:creator>Eric Mullen</dc:creator>
    <meta:document-statistic meta:table-count="1" meta:cell-count="63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81cm" svg:y="0.316cm" chart:style-name="ch2">
          <text:p>Time to find the Dominator Tree</text:p>
        </chart:title>
        <chart:legend chart:legend-position="end" svg:x="12.229cm" svg:y="4.201cm" style:legend-expansion="high" chart:style-name="ch3"/>
        <chart:plot-area chart:style-name="ch4" table:cell-range-address="Sheet1.A2:Sheet1.B31 Sheet1.B32:Sheet1.B32" chart:data-source-has-labels="row" svg:x="1.331cm" svg:y="1.635cm" svg:width="10.258cm" svg:height="6.204cm">
          <chartooo:coordinate-region svg:x="2.693cm" svg:y="1.834cm" svg:width="8.524cm" svg:height="5.358cm"/>
          <chart:axis chart:dimension="x" chart:name="primary-x" chart:style-name="ch5">
            <chart:title svg:x="5.291cm" svg:y="8.019cm" chart:style-name="ch6">
              <text:p>Loop Programs</text:p>
            </chart:title>
          </chart:axis>
          <chart:axis chart:dimension="y" chart:name="primary-y" chart:style-name="ch5">
            <chart:title svg:x="0.451cm" svg:y="6.302cm" chart:style-name="ch7">
              <text:p>Time (Nanoseconds)</text:p>
            </chart:title>
            <chart:grid chart:style-name="ch8" chart:class="major"/>
          </chart:axis>
          <chart:series chart:style-name="ch9" chart:values-cell-range-address="Sheet1.B2:Sheet1.B31" chart:label-cell-address="Sheet1.B32:Sheet1.B32" chart:class="chart:scatter">
            <chart:domain table:cell-range-address="Sheet1.A2:Sheet1.A31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puts to Dominator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heet1.A2:Sheet1.A31</svg:desc>
                </draw:g>
              </table:table-cell>
              <table:table-cell office:value-type="float" office:value="2798">
                <text:p>2798</text:p>
                <draw:g>
                  <svg:desc>Sheet1.B2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9145">
                <text:p>9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9">
                <text:p>379</text:p>
              </table:table-cell>
              <table:table-cell office:value-type="float" office:value="16433">
                <text:p>16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9">
                <text:p>559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9">
                <text:p>739</text:p>
              </table:table-cell>
              <table:table-cell office:value-type="float" office:value="26271">
                <text:p>2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9">
                <text:p>919</text:p>
              </table:table-cell>
              <table:table-cell office:value-type="float" office:value="30532">
                <text:p>30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9">
                <text:p>1099</text:p>
              </table:table-cell>
              <table:table-cell office:value-type="float" office:value="36998">
                <text:p>36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9">
                <text:p>1279</text:p>
              </table:table-cell>
              <table:table-cell office:value-type="float" office:value="42988">
                <text:p>42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9">
                <text:p>1459</text:p>
              </table:table-cell>
              <table:table-cell office:value-type="float" office:value="53049">
                <text:p>53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9">
                <text:p>1639</text:p>
              </table:table-cell>
              <table:table-cell office:value-type="float" office:value="55310">
                <text:p>553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9">
                <text:p>1819</text:p>
              </table:table-cell>
              <table:table-cell office:value-type="float" office:value="63234">
                <text:p>63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9">
                <text:p>1999</text:p>
              </table:table-cell>
              <table:table-cell office:value-type="float" office:value="77605">
                <text:p>77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9">
                <text:p>2179</text:p>
              </table:table-cell>
              <table:table-cell office:value-type="float" office:value="82534">
                <text:p>82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9">
                <text:p>2359</text:p>
              </table:table-cell>
              <table:table-cell office:value-type="float" office:value="94299">
                <text:p>94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9">
                <text:p>2539</text:p>
              </table:table-cell>
              <table:table-cell office:value-type="float" office:value="94074">
                <text:p>94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9">
                <text:p>2719</text:p>
              </table:table-cell>
              <table:table-cell office:value-type="float" office:value="117792">
                <text:p>1177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9">
                <text:p>2899</text:p>
              </table:table-cell>
              <table:table-cell office:value-type="float" office:value="126021">
                <text:p>126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9">
                <text:p>3079</text:p>
              </table:table-cell>
              <table:table-cell office:value-type="float" office:value="147274">
                <text:p>147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9">
                <text:p>3259</text:p>
              </table:table-cell>
              <table:table-cell office:value-type="float" office:value="178707">
                <text:p>178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39">
                <text:p>3439</text:p>
              </table:table-cell>
              <table:table-cell office:value-type="float" office:value="175519">
                <text:p>175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9">
                <text:p>3619</text:p>
              </table:table-cell>
              <table:table-cell office:value-type="float" office:value="182449">
                <text:p>182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99">
                <text:p>3799</text:p>
              </table:table-cell>
              <table:table-cell office:value-type="float" office:value="205811">
                <text:p>205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79">
                <text:p>3979</text:p>
              </table:table-cell>
              <table:table-cell office:value-type="float" office:value="220710">
                <text:p>2207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59">
                <text:p>4159</text:p>
              </table:table-cell>
              <table:table-cell office:value-type="float" office:value="228615">
                <text:p>228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39">
                <text:p>4339</text:p>
              </table:table-cell>
              <table:table-cell office:value-type="float" office:value="251359">
                <text:p>251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19">
                <text:p>4519</text:p>
              </table:table-cell>
              <table:table-cell office:value-type="float" office:value="254741">
                <text:p>2547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99">
                <text:p>4699</text:p>
              </table:table-cell>
              <table:table-cell office:value-type="float" office:value="362886">
                <text:p>362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79">
                <text:p>4879</text:p>
              </table:table-cell>
              <table:table-cell office:value-type="float" office:value="285267">
                <text:p>2852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59">
                <text:p>5059</text:p>
              </table:table-cell>
              <table:table-cell office:value-type="float" office:value="322877">
                <text:p>322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39">
                <text:p>5239</text:p>
              </table:table-cell>
              <table:table-cell office:value-type="float" office:value="322396">
                <text:p>322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